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999999" draw:marker-start-width="0.508cm" draw:marker-end-width="0.508cm" draw:fill="solid" draw:fill-color="#ffa433" draw:textarea-horizontal-align="justify" draw:textarea-vertical-align="middle" draw:auto-grow-height="false" fo:padding-top="0.175cm" fo:padding-bottom="0.175cm" fo:padding-left="0.3cm" fo:padding-right="0.3cm" draw:shadow="visible" draw:shadow-offset-x="0.102cm" draw:shadow-offset-y="0.102cm" draw:shadow-color="#b2b2b2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draw:shadow="visible" draw:shadow-offset-x="0.102cm" draw:shadow-offset-y="0.102cm" draw:shadow-color="#b2b2b2"/>
    </style:style>
    <style:style style:name="gr3" style:family="graphic" style:parent-style-name="standard">
      <style:graphic-properties svg:stroke-width="0.102cm" svg:stroke-color="#999999" draw:marker-start-width="0.508cm" draw:marker-end-width="0.508cm" draw:fill="solid" draw:fill-color="#b5cf29" draw:textarea-horizontal-align="justify" draw:textarea-vertical-align="middle" draw:auto-grow-height="false" fo:padding-top="0.175cm" fo:padding-bottom="0.175cm" fo:padding-left="0.3cm" fo:padding-right="0.3cm" draw:shadow="visible" draw:shadow-offset-x="0.102cm" draw:shadow-offset-y="0.102cm" draw:shadow-color="#b2b2b2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3.81cm" svg:x="3.151cm" svg:y="4.685cm">
          <text:p text:style-name="P1">Chemical Edi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37cm" svg:height="1.651cm" draw:transform="rotate (-1.18560216088071) translate (7.226cm 8.7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6.223cm" svg:height="3.048cm" svg:x="16.105cm" svg:y="13.239cm">
          <text:p text:style-name="P1">Select p-Chem</text:p>
          <text:p text:style-name="P1">Propert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223cm" svg:height="3.048cm" svg:x="4.943cm" svg:y="13.211cm">
          <text:p text:style-name="P1">Select p-Chem</text:p>
          <text:p text:style-name="P1">Calcul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937cm" svg:height="1.651cm" draw:transform="rotate (0.00767944870877455) translate (11.724cm 13.9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3.937cm" svg:height="1.651cm" draw:transform="rotate (-1.18560216088071) translate (19.927cm 8.79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7.239cm" svg:height="3.81cm" svg:x="17.102cm" svg:y="4.736cm">
          <text:p text:style-name="P1">P-Chem Properties</text:p>
          <text:p text:style-name="P1">Calculato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2T10:02:12.75</meta:creation-date>
    <dc:date>2014-09-12T10:52:31.95</dc:date>
    <meta:editing-duration>PT18M58S</meta:editing-duration>
    <meta:editing-cycles>7</meta:editing-cycles>
    <meta:generator>OpenOffice/4.0.1$Win32 OpenOffice.org_project/401m5$Build-9714</meta:generator>
    <meta:document-statistic meta:object-count="7"/>
  </office:meta>
</office:document-meta>
</file>